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049ab8" officeooo:paragraph-rsid="00049ab8" style:font-size-asian="17.5pt" style:font-size-complex="20pt"/>
    </style:style>
    <style:style style:name="P2" style:family="paragraph" style:parent-style-name="Standard">
      <style:paragraph-properties fo:text-align="start" style:justify-single-word="false"/>
      <style:text-properties fo:font-size="14pt" fo:font-weight="bold" officeooo:rsid="00049ab8" officeooo:paragraph-rsid="00049ab8"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5a0dc" officeooo:paragraph-rsid="0005a0dc" style:font-size-asian="12.25pt" style:font-weight-asian="bold" style:font-size-complex="14pt" style:font-weight-complex="bold"/>
    </style:style>
    <style:style style:name="P4" style:family="paragraph" style:parent-style-name="Standard" style:list-style-name="L2">
      <style:paragraph-properties fo:text-align="start" style:justify-single-word="false"/>
      <style:text-properties fo:font-size="14pt" fo:font-weight="bold" officeooo:rsid="0005a0dc" officeooo:paragraph-rsid="0005a0dc"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79f5d" officeooo:paragraph-rsid="00079f5d" style:font-size-asian="12.25pt" style:font-weight-asian="bold" style:font-size-complex="14pt" style:font-weight-complex="bold"/>
    </style:style>
    <style:style style:name="P6" style:family="paragraph" style:parent-style-name="Standard" style:list-style-name="L3">
      <style:paragraph-properties fo:text-align="start" style:justify-single-word="false"/>
      <style:text-properties fo:font-size="14pt" fo:font-weight="bold" officeooo:rsid="00079f5d" officeooo:paragraph-rsid="00079f5d"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79f5d" officeooo:paragraph-rsid="00079f5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6pt" fo:font-weight="bold" officeooo:rsid="00049ab8" officeooo:paragraph-rsid="00049ab8"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049ab8" officeooo:paragraph-rsid="00049ab8"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079f5d" officeooo:paragraph-rsid="00079f5d"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normal" officeooo:rsid="00049ab8" officeooo:paragraph-rsid="00049ab8" style:font-size-asian="16pt" style:font-weight-asian="normal" style:font-size-complex="16pt" style:font-weight-complex="normal"/>
    </style:style>
    <style:style style:name="P12" style:family="paragraph" style:parent-style-name="Standard" style:list-style-name="L1">
      <style:paragraph-properties fo:text-align="start" style:justify-single-word="false"/>
      <style:text-properties fo:font-size="16pt" fo:font-weight="normal" officeooo:rsid="00049ab8" officeooo:paragraph-rsid="00049ab8"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size="14pt" style:font-size-asian="12.25pt" style:font-size-complex="14pt"/>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5pt" style:font-size-asian="15pt" style:font-size-complex="15pt"/>
    </style:style>
    <style:style style:name="T5" style:family="text">
      <style:text-properties officeooo:rsid="000882c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over Report</text:p>
      <text:p text:style-name="P1">Video Game Sales Analysis</text:p>
      <text:p text:style-name="P1"/>
      <text:p text:style-name="P8">1. Topic Discussion</text:p>
      <text:p text:style-name="P8"><text:span text:style-name="T2">Question : </text:span><text:span text:style-name="T3">How do game features (playtime, genre, platform, ratings) influence global sales performance?</text:span></text:p>
      <text:p text:style-name="P8"><text:span text:style-name="T3"/></text:p>
      <text:p text:style-name="P8"><text:span text:style-name="T3">The video game industry generates billions in revenue annually, yet the relationship between game characteristics and commercial success remains complex. In this topic we try to investigate whether longer games sell better, which genres dominate specific platforms, and how critical reception correlates with sales figures. Understanding these patterns can help game development decisions and marketing strategies.</text:span></text:p>
      <text:p text:style-name="P8"><text:span text:style-name="T2"/></text:p>
      <text:p text:style-name="P8"><text:span text:style-name="T2">Key Analysis Goals:</text:span></text:p>
      <text:list text:style-name="L1">
        <text:list-item>
          <text:p text:style-name="P12"><text:span text:style-name="T2">Examine relationship between multiple features and sales performance</text:span></text:p>
        </text:list-item>
        <text:list-item>
          <text:p text:style-name="P12"><text:span text:style-name="T2">Identify platform-specific trends in genre popularity and sales</text:span></text:p>
        </text:list-item>
        <text:list-item>
          <text:p text:style-name="P12"><text:span text:style-name="T2">Analyze the impact of review scores and ratings on commercial success</text:span></text:p>
        </text:list-item>
        <text:list-item>
          <text:p text:style-name="P12"><text:span text:style-name="T2">Compare regional sales patterns</text:span></text:p>
        </text:list-item>
      </text:list>
      <text:p text:style-name="P11"><text:span text:style-name="T2"/></text:p>
      <text:p text:style-name="P11"><text:span text:style-name="T2"/></text:p>
      <text:p text:style-name="P9">2. Dataset Descriptions<text:line-break/></text:p>
      <text:p text:style-name="P2"><text:span text:style-name="T4">Dataset 1</text:span> : <text:span text:style-name="T1">IGDB Game Metadata</text:span></text:p>
      <text:p text:style-name="P3">Source : <text:span text:style-name="T1"><text:s/>Platform-specific game databases (PlayMyData - </text:span><text:a xlink:type="simple" xlink:href="https://zenodo.org/records/10797761" text:style-name="Internet_20_link" text:visited-style-name="Visited_20_Internet_20_Link"><text:span text:style-name="T1">https://zenodo.org/records/10797761</text:span></text:a><text:span text:style-name="T1">)</text:span></text:p>
      <text:p text:style-name="P3">Size : <text:span text:style-name="T1">129,380 Total Games ( final shape – 97785 x 14 )</text:span></text:p>
      <text:p text:style-name="P3">Time Period : <text:span text:style-name="T1">Games with release dates spanning multiple decades</text:span></text:p>
      <text:p text:style-name="P3"><text:span text:style-name="T1"/></text:p>
      <text:p text:style-name="P3">Key Features:</text:p>
      <text:list text:style-name="L2">
        <text:list-item>
          <text:p text:style-name="P4">Game Information : <text:span text:style-name="T1">Title, release date, genres (multi-label), platforms</text:span></text:p>
        </text:list-item>
        <text:list-item>
          <text:p text:style-name="P4">Quality Metrics: <text:span text:style-name="T1">User ratings, review scores, review count, people polled</text:span></text:p>
        </text:list-item>
        <text:list-item>
          <text:p text:style-name="P4">Gameplay Data: <text:span text:style-name="T1"><text:s/>Playtime statistics (main story, extra content, completion hours)</text:span></text:p>
        </text:list-item>
        <text:list-item>
          <text:p text:style-name="P4">Metadata: <text:span text:style-name="T1">Game summaries, storylines, unique game IDs</text:span></text:p>
        </text:list-item>
      </text:list>
      <text:p text:style-name="P3"><text:span text:style-name="T1"/></text:p>
      <text:p text:style-name="P3"><text:span text:style-name="T1"/></text:p>
      <text:p text:style-name="P5"><text:span text:style-name="T4">Dataset 2</text:span> : <text:span text:style-name="T1">Video Game Sales Data (VGChartz)</text:span></text:p>
      <text:p text:style-name="P5">Source: <text:span text:style-name="T1">VGChartz sales tracking database ( </text:span><text:a xlink:type="simple" xlink:href="https://zenodo.org/records/5898311" text:style-name="Internet_20_link" text:visited-style-name="Visited_20_Internet_20_Link"><text:span text:style-name="T1">https://zenodo.org/records/5898311</text:span></text:a><text:span text:style-name="T1"> )</text:span></text:p>
      <text:p text:style-name="P5">Size : <text:span text:style-name="T1">16,598 x 11</text:span></text:p>
      <text:p text:style-name="P5">Time Period: <text:span text:style-name="T1">1980-2020</text:span></text:p>
      <text:p text:style-name="P5"><text:span text:style-name="T1"/></text:p>
      <text:p text:style-name="P5"/>
      <text:p text:style-name="P5"><text:soft-page-break/>Key Features:</text:p>
      <text:list text:style-name="L3">
        <text:list-item>
          <text:p text:style-name="P6">Sales Figures : <text:span text:style-name="T1"><text:s/>Regional breakdown and global totals</text:span></text:p>
        </text:list-item>
        <text:list-item>
          <text:p text:style-name="P6">Commercial Metadata : <text:span text:style-name="T1">Publisher, release year, platform, primary genre</text:span></text:p>
        </text:list-item>
        <text:list-item>
          <text:p text:style-name="P6">Market Coverage: <text:span text:style-name="T1">Focuses on commercially successful titles with tracked sales</text:span></text:p>
        </text:list-item>
      </text:list>
      <text:p text:style-name="P5"><text:span text:style-name="T1"/></text:p>
      <text:p text:style-name="P5"><text:span text:style-name="T1"/></text:p>
      <text:p text:style-name="P10">Conclusion:</text:p>
      <text:p text:style-name="P7">Deriving relationships and getting insightful results of any domain requires proper combination of data and I hope to achieve sufficient result<text:span text:style-name="T5">s with this combination of datasets. I feel there is a lot of insightful information lying underneath the structure of this data and this domain, which I will extract in the upcoming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14:12:42.553494624</meta:creation-date>
    <dc:date>2025-11-18T14:57:42.042203742</dc:date>
    <meta:editing-duration>PT10M15S</meta:editing-duration>
    <meta:editing-cycles>1</meta:editing-cycles>
    <meta:document-statistic meta:table-count="0" meta:image-count="0" meta:object-count="0" meta:page-count="2" meta:paragraph-count="30" meta:word-count="308" meta:character-count="2114" meta:non-whitespace-character-count="1842"/>
    <meta:generator>LibreOffice/24.2.7.2$Linux_X86_64 LibreOffice_project/420$Build-2</meta:generator>
  </office:meta>
</office:document-meta>
</file>